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A00000367A06978D4.jpg" manifest:media-type="image/jpeg"/>
  <manifest:file-entry manifest:full-path="Pictures/10000000000005DC0000046580848183.jpg" manifest:media-type="image/jpeg"/>
  <manifest:file-entry manifest:full-path="Pictures/10000000000005DC000004652F269BA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itter" svg:font-family="Bitter"/>
    <style:font-face style:name="Calibri2" svg:font-family="Calibri"/>
    <style:font-face style:name="Arial" svg:font-family="Arial" style:font-pitch="variable"/>
    <style:font-face style:name="Arimo1" svg:font-family="Arimo" style:font-pitch="variable"/>
    <style:font-face style:name="Bitter1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Arimo" svg:font-family="Arimo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5.9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style:font-name="Bitter1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Bitter1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text-properties fo:font-size="21.2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8" style:family="paragraph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style:font-name="Bitter1" fo:font-size="12pt" style:font-size-asian="12pt" style:font-size-complex="12pt"/>
    </style:style>
    <style:style style:name="P12" style:family="paragraph">
      <style:text-properties style:font-name="Bitter1" fo:font-size="48pt" style:font-size-asian="48pt" style:font-size-complex="48pt"/>
    </style:style>
    <style:style style:name="P13" style:family="paragraph"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text-line-through-style="none" style:text-line-through-type="none" style:font-name="Bitter1" fo:font-size="72pt" fo:letter-spacing="normal" fo:font-style="normal" style:text-underline-style="none" fo:font-weight="normal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2" style:family="text">
      <style:text-properties fo:color="#272727" style:text-line-through-style="none" style:text-line-through-type="none" style:font-name="Bitter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T4" style:family="text">
      <style:text-properties fo:color="#000000" style:font-name="Bitter1" fo:font-size="80pt" fo:font-weight="normal" style:font-size-asian="80pt" style:font-weight-asian="normal" style:font-size-complex="80pt" style:font-weight-complex="normal"/>
    </style:style>
    <style:style style:name="T5" style:family="text">
      <style:text-properties fo:color="#ffffff" style:font-name="Bitter1" fo:font-size="12pt" style:font-size-asian="12pt" style:font-size-complex="12pt"/>
    </style:style>
    <style:style style:name="T6" style:family="text">
      <style:text-properties style:font-name="Bitter1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inux Kernel Testing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2" draw:text-style-name="P7" draw:layer="layout" svg:width="16.991cm" svg:height="6.347cm" svg:x="5.505cm" svg:y="1.701cm">
          <draw:text-box>
            <text:p text:style-name="P6"><text:span text:style-name="T3">Backgrou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3" draw:text-style-name="P8" draw:layer="layout" svg:width="21cm" svg:height="7.033cm" svg:x="3.5cm" svg:y="1.474cm">
          <draw:text-box>
            <text:p><text:span text:style-name="T4">Kernel summit</text:span></text:p>
            <text:p><text:span text:style-name="T4">discussion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3" draw:text-style-name="P8" draw:layer="layout" svg:width="16.491cm" svg:height="10.424cm" svg:x="5.755cm" svg:y="1.474cm">
          <draw:text-box>
            <text:p><text:span text:style-name="T4">Kernel</text:span></text:p>
            <text:p><text:span text:style-name="T4">community</text:span></text:p>
            <text:p><text:span text:style-name="T4">sup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3" draw:text-style-name="P8" draw:layer="layout" svg:width="19.569cm" svg:height="3.642cm" svg:x="4.216cm" svg:y="1.474cm">
          <draw:text-box>
            <text:p><text:span text:style-name="T4">Today's stat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3" draw:text-style-name="P8" draw:layer="layout" svg:width="19.594cm" svg:height="7.033cm" svg:x="4.203cm" svg:y="1.474cm">
          <draw:text-box>
            <text:p><text:span text:style-name="T4">Goals for next</text:span></text:p>
            <text:p><text:span text:style-name="T4">12 month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" draw:text-style-name="P9" draw:layer="layout" svg:width="41.881cm" svg:height="21cm" svg:x="-6.94cm" svg:y="0.049cm">
          <draw:image xlink:href="Pictures/100000000000061A00000367A06978D4.jpg" xlink:type="simple" xlink:show="embed" xlink:actuate="onLoad">
            <text:p/>
          </draw:image>
        </draw:frame>
        <draw:frame draw:style-name="gr5" draw:text-style-name="P11" draw:layer="layout" svg:width="3.06cm" svg:height="0.759cm" svg:x="23.885cm" svg:y="20.322cm">
          <draw:text-box>
            <text:p text:style-name="P10"><text:span text:style-name="T5">©¡WOUW!</text:span></text:p>
          </draw:text-box>
        </draw:frame>
        <draw:frame draw:style-name="gr3" draw:text-style-name="P12" draw:layer="layout" svg:width="2.06cm" svg:height="2.283cm" svg:x="14.071cm" svg:y="16.085cm">
          <draw:text-box>
            <text:p><text:span text:style-name="T6"><text:s text:c="4"/></text:span></text:p>
          </draw:text-box>
        </draw:frame>
        <draw:frame draw:style-name="gr3" draw:layer="layout" svg:width="1.145cm" svg:height="0.954cm" svg:x="14.582cm" svg:y="16.536cm">
          <draw:text-box>
            <text:p><text:s text:c="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5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itter" svg:font-family="Bitter"/>
    <style:font-face style:name="Calibri2" svg:font-family="Calibri"/>
    <style:font-face style:name="Arial" svg:font-family="Arial" style:font-pitch="variable"/>
    <style:font-face style:name="Arimo1" svg:font-family="Arimo" style:font-pitch="variable"/>
    <style:font-face style:name="Bitter1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Arimo" svg:font-family="Arimo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en" style:country-asian="US" style:font-name-complex="Arial3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line-through-type="none" style:font-name="Arial1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1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line-through-type="none" style:font-name="Arial1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1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Arial1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1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3" style:family="text">
      <style:text-properties fo:color="#262626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4" style:family="text">
      <style:text-properties fo:color="#262626" style:text-line-through-style="none" style:text-line-through-type="none" style:font-name="Arial1" fo:font-size="30pt" fo:letter-spacing="normal" fo:font-style="normal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5" style:family="text">
      <style:text-properties fo:color="#8b8b8b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4-10-25">10/25/14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4-10-25T10:19:49.976118713</dc:date>
    <meta:keyword>Linux</meta:keyword>
    <meta:keyword>Kernel</meta:keyword>
    <meta:keyword>Developers</meta:keyword>
    <meta:keyword>rate of change</meta:keyword>
    <meta:editing-cycles>439</meta:editing-cycles>
    <meta:editing-duration>P6DT3H37M41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